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33" calcext:value-type="float">
            <text:p>1533</text:p>
          </table:table-cell>
          <table:table-cell table:style-name="ce7" table:formula="of:=COUNTIF([.B7:.B999998];&quot;X&quot;)" office:value-type="float" office:value="1336" calcext:value-type="float">
            <text:p>133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34" calcext:value-type="float">
            <text:p>163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29]+1" office:value-type="date" office:date-value="2026-02-13" calcext:value-type="date">
            <text:p>1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ltos e baixos, mas, Deus sempre a frente em todo o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530]+1" office:value-type="date" office:date-value="2026-02-14" calcext:value-type="date">
            <text:p>1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2">
          <table:table-cell table:style-name="ce18" table:formula="of:=[.A1531]+1" office:value-type="date" office:date-value="2026-02-15" calcext:value-type="date">
            <text:p>1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2">
          <table:table-cell table:style-name="ce18" table:formula="of:=[.A1532]+1" office:value-type="date" office:date-value="2026-02-16" calcext:value-type="date">
            <text:p>16/02/2026</text:p>
          </table:table-cell>
          <table:table-cell table:style-name="ce28" office:value-type="string" calcext:value-type="string">
            <text:p>X</text:p>
          </table:table-cell>
          <table:table-cell table:style-name="ce28" table:number-columns-repeated="4"/>
          <table:table-cell table:style-name="ce42" office:value-type="string" calcext:value-type="string">
            <text:p>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6">
          <table:table-cell table:style-name="ce18" table:formula="of:=[.A1533]+1" office:value-type="date" office:date-value="2026-02-17" calcext:value-type="date">
            <text:p>1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Ajudei meu irmão amigo a arrumar umas coisas na casa deles e eles ficaram muito gra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i uma Palavra de Fé e coragem hoje na igreja. Amém!</text:p>
          </table:table-cell>
          <table:table-cell table:number-columns-repeated="1014"/>
        </table:table-row>
        <table:table-row table:style-name="ro2">
          <table:table-cell table:style-name="ce18" table:formula="of:=[.A1534]+1" office:value-type="date" office:date-value="2026-02-18" calcext:value-type="date">
            <text:p>18/02/2026</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de folg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5]+1" office:value-type="date" office:date-value="2026-02-19" calcext:value-type="date">
            <text:p>19/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condidinho de batata-doce e frango.</text:p>
          </table:table-cell>
          <table:table-cell table:number-columns-repeated="1014"/>
        </table:table-row>
        <table:table-row table:style-name="ro2">
          <table:table-cell table:style-name="ce18" table:formula="of:=[.A1536]+1" office:value-type="date" office:date-value="2026-02-20" calcext:value-type="date">
            <text:p>2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tarefa evoluind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Heineken ZERO.</text:p>
          </table:table-cell>
          <table:table-cell table:number-columns-repeated="1014"/>
        </table:table-row>
        <table:table-row table:style-name="ro13">
          <table:table-cell table:style-name="ce18" table:formula="of:=[.A1537]+1" office:value-type="date" office:date-value="2026-02-21" calcext:value-type="date">
            <text:p>2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13">
          <table:table-cell table:style-name="ce18" table:formula="of:=[.A1538]+1" office:value-type="date" office:date-value="2026-02-22" calcext:value-type="date">
            <text:p>2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3" table:number-rows-repeated="104703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22">00/00/0000</text:date>, <text:time style:data-style-name="N2" text:time-value="22:52:07.2152720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22T22:52:22.899576666</dc:date>
    <meta:editing-duration>P1DT15H18M47S</meta:editing-duration>
    <meta:editing-cycles>1529</meta:editing-cycles>
    <meta:document-statistic meta:table-count="1" meta:cell-count="9262" meta:object-count="0"/>
  </office:meta>
</office:document-meta>
</file>